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ff85" officeooo:paragraph-rsid="0010ff85"/>
    </style:style>
    <style:style style:name="P2" style:family="paragraph" style:parent-style-name="Preformatted_20_Text">
      <style:text-properties officeooo:rsid="0010ff85" officeooo:paragraph-rsid="00113f5f"/>
    </style:style>
    <style:style style:name="T1" style:family="text">
      <style:text-properties officeooo:rsid="00113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members: Ian Ballou, Lina Lin Wei</text:p>
      <text:p text:style-name="P1"/>
      <text:p text:style-name="P1">Project: Make a few levels of Python Pac Man using Pygame. </text:p>
      <text:p text:style-name="P2">If finished early, implement a custom motion-based wireless controller. <text:s/>Controller will consist of 9-degree-of-freedom (9-Dof) device attached to an Arduino with data being transmitted via XBee radio. <text:s/><text:span text:style-name="T1">(9-Dof: </text:span><text:a xlink:type="simple" xlink:href="https://www.adafruit.com/products/1714" text:style-name="Internet_20_link" text:visited-style-name="Visited_20_Internet_20_Link"><text:span text:style-name="T1">https://www.adafruit.com/products/1714</text:span></text:a><text:span text:style-name="T1">)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4T14:32:58.121272678</dc:date>
    <meta:editing-duration>PT4M46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4" meta:word-count="47" meta:character-count="348" meta:non-whitespace-character-count="300"/>
  </office:meta>
</office:document-meta>
</file>